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569cm" fo:padding-top="0.125cm" fo:padding-bottom="0.125cm" fo:padding-left="0.25cm" fo:padding-right="0.25cm"/>
    </style:style>
    <style:style style:name="gr3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88cm" fo:padding-top="0.125cm" fo:padding-bottom="0.125cm" fo:padding-left="0.25cm" fo:padding-right="0.25cm"/>
    </style:style>
    <style:style style:name="gr31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2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3" style:family="graphic" style:parent-style-name="standard">
      <style:graphic-properties svg:stroke-color="#008000" draw:marker-start="" draw:marker-end="Arrowheads_20_1" draw:textarea-horizontal-align="center" draw:textarea-vertical-align="middle"/>
    </style:style>
    <style:style style:name="gr34" style:family="graphic" style:parent-style-name="standard">
      <style:graphic-properties draw:stroke="solid" draw:stroke-dash="_32__20_Dots_20_1_20_Dash" svg:stroke-color="#008000" draw:marker-start="" draw:marker-end="Arrow" draw:textarea-horizontal-align="center" draw:textarea-vertical-align="middle"/>
    </style:style>
    <style:style style:name="gr3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1.105cm"/>
    </style:style>
    <style:style style:name="gr3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aecf00" draw:opacity="25%" draw:textarea-horizontal-align="left" draw:textarea-vertical-align="top" fo:padding-top="0.3cm" fo:padding-bottom="0.2cm" fo:padding-left="0.3cm" fo:padding-right="0.3cm" draw:shadow="hidden" draw:shadow-opacity="25%"/>
    </style:style>
    <style:style style:name="gr39" style:family="graphic" style:parent-style-name="standard">
      <style:graphic-properties svg:stroke-color="#008000" draw:marker-start="Circle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svg:stroke-color="#008000" draw:marker-start="Circle" draw:marker-end="Arrow" draw:marker-end-width="0.3cm" draw:textarea-horizontal-align="center" draw:textarea-vertical-align="middle"/>
    </style:style>
    <style:style style:name="gr41" style:family="graphic" style:parent-style-name="standard">
      <style:graphic-properties draw:stroke-dash="Ultrafine_20_Dashed" svg:stroke-color="#ff0000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svg:stroke-color="#008000" draw:textarea-horizontal-align="center" draw:textarea-vertical-align="middle"/>
    </style:style>
    <style:style style:name="gr4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text:enable-numbering="false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7" style:family="paragraph">
      <style:paragraph-properties fo:margin-left="0cm" fo:margin-right="0cm" fo:text-align="center" fo:text-indent="0cm"/>
      <style:text-properties fo:color="#000000"/>
    </style:style>
    <style:style style:name="P1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6" draw:id="id19" draw:layer="layout" svg:width="4.143cm" svg:height="1cm" svg:x="13.891cm" svg:y="10.574cm">
          <draw:text-box>
            <text:p text:style-name="P1"><text:span text:style-name="T8">Calculator</text:span></text:p>
          </draw:text-box>
          <draw:glue-point draw:id="4" svg:x="-2.314cm" svg:y="-4.96cm"/>
          <draw:glue-point draw:id="5" svg:x="3.531cm" svg:y="-4.9cm"/>
          <draw:glue-point draw:id="6" svg:x="4.972cm" svg:y="2.35cm"/>
          <draw:glue-point draw:id="7" svg:x="2.886cm" svg:y="-5cm"/>
          <draw:glue-point draw:id="8" svg:x="-2.548cm" svg:y="4.95cm"/>
          <draw:glue-point draw:id="9" svg:x="0.663cm" svg:y="5cm"/>
          <draw:glue-point draw:id="10" svg:x="-4.989cm" svg:y="-2.45cm"/>
          <draw:glue-point draw:id="11" svg:x="-4.989cm" svg:y="2.38cm"/>
          <draw:glue-point draw:id="12" svg:x="5.001cm" svg:y="-2.26cm"/>
          <draw:glue-point draw:id="13" svg:x="-2.947cm" svg:y="-5cm"/>
          <draw:glue-point draw:id="14" svg:x="-1.974cm" svg:y="4.87cm"/>
          <draw:glue-point draw:id="15" svg:x="4.974cm" svg:y="4.02cm"/>
        </draw:frame>
        <draw:frame draw:style-name="gr10" draw:text-style-name="P6" draw:id="id24" draw:layer="layout" svg:width="4cm" svg:height="1cm" svg:x="10.675cm" svg:y="19cm">
          <draw:text-box>
            <text:p text:style-name="P1"><text:span text:style-name="T8">Elements</text:span></text:p>
          </draw:text-box>
          <draw:glue-point draw:id="4" svg:x="3.202cm" svg:y="-4.92cm"/>
          <draw:glue-point draw:id="5" svg:x="4.037cm" svg:y="-5cm"/>
          <draw:glue-point draw:id="6" svg:x="4.992cm" svg:y="-2.97cm"/>
          <draw:glue-point draw:id="7" svg:x="4.975cm" svg:y="3cm"/>
        </draw:frame>
        <draw:frame draw:style-name="gr12" draw:text-style-name="P6" draw:id="id23" draw:layer="layout" svg:width="4.108cm" svg:height="1cm" svg:x="17.936cm" svg:y="19cm">
          <draw:text-box>
            <text:p text:style-name="P1"><text:span text:style-name="T8">Repulsion</text:span></text:p>
          </draw:text-box>
          <draw:glue-point draw:id="4" svg:x="-2.706cm" svg:y="-5cm"/>
          <draw:glue-point draw:id="5" svg:x="-1.942cm" svg:y="-5cm"/>
        </draw:frame>
        <draw:frame draw:style-name="gr29" draw:text-style-name="P6" draw:id="id20" draw:layer="layout" svg:width="3.069cm" svg:height="1cm" svg:x="18.951cm" svg:y="6.909cm">
          <draw:text-box>
            <text:p text:style-name="P1"><text:span text:style-name="T8">States</text:span></text:p>
          </draw:text-box>
          <draw:glue-point draw:id="4" svg:x="-5cm" svg:y="-2.44cm"/>
          <draw:glue-point draw:id="5" svg:x="-5cm" svg:y="-0.11cm"/>
          <draw:glue-point draw:id="6" svg:x="2.899cm" svg:y="-5cm"/>
        </draw:frame>
        <draw:frame draw:style-name="gr13" draw:text-style-name="P6" draw:id="id22" draw:layer="layout" svg:width="4.828cm" svg:height="1cm" svg:x="23.872cm" svg:y="15.886cm">
          <draw:text-box>
            <text:p text:style-name="P1"><text:span text:style-name="T8">Interactions</text:span></text:p>
          </draw:text-box>
          <draw:glue-point draw:id="4" svg:x="-5cm" svg:y="2.51cm"/>
          <draw:glue-point draw:id="5" svg:x="-5cm" svg:y="-1.95cm"/>
        </draw:frame>
        <draw:frame draw:style-name="gr30" draw:text-style-name="P6" draw:id="id21" draw:layer="layout" svg:width="2.888cm" svg:height="1cm" svg:x="20.607cm" svg:y="1cm">
          <draw:text-box>
            <text:p text:style-name="P1"><text:span text:style-name="T8">Solver</text:span></text:p>
          </draw:text-box>
          <draw:glue-point draw:id="4" svg:x="-2.602cm" svg:y="4.98cm"/>
          <draw:glue-point draw:id="5" svg:x="2.514cm" svg:y="4.76cm"/>
        </draw:frame>
        <draw:connector draw:style-name="gr31" draw:text-style-name="P10" draw:layer="layout" draw:type="curve" svg:x1="10.494cm" svg:y1="9.222cm" svg:x2="13.896cm" svg:y2="10.829cm" draw:start-shape="id18" draw:start-glue-point="2" draw:end-shape="id19" draw:end-glue-point="10">
          <text:p text:style-name="P1"/>
        </draw:connector>
        <draw:connector draw:style-name="gr32" draw:text-style-name="P10" draw:layer="layout" draw:type="curve" svg:x1="20.485cm" svg:y1="6.909cm" svg:x2="21.3cm" svg:y2="1.998cm" draw:start-shape="id20" draw:end-shape="id21" draw:end-glue-point="4">
          <text:p text:style-name="P7">solver</text:p>
        </draw:connector>
        <draw:connector draw:style-name="gr32" draw:text-style-name="P10" draw:layer="layout" draw:type="curve" draw:line-skew="0.075cm" svg:x1="18.021cm" svg:y1="11.309cm" svg:x2="23.872cm" svg:y2="16.191cm" draw:start-shape="id19" draw:start-glue-point="6" draw:end-shape="id22" draw:end-glue-point="5">
          <text:p text:style-name="P7">ia</text:p>
        </draw:connector>
        <draw:connector draw:style-name="gr32" draw:text-style-name="P10" draw:layer="layout" draw:type="curve" svg:x1="17.157cm" svg:y1="10.574cm" svg:x2="18.951cm" svg:y2="7.165cm" draw:start-shape="id19" draw:start-glue-point="7" draw:end-shape="id20" draw:end-glue-point="4">
          <text:p text:style-name="P7">st</text:p>
        </draw:connector>
        <draw:connector draw:style-name="gr32" draw:text-style-name="P10" draw:layer="layout" draw:type="curve" svg:x1="15.962cm" svg:y1="11.574cm" svg:x2="18.879cm" svg:y2="19cm" draw:start-shape="id19" draw:end-shape="id23" draw:end-glue-point="4">
          <text:p text:style-name="P7">rep</text:p>
        </draw:connector>
        <draw:connector draw:style-name="gr32" draw:text-style-name="P10" draw:layer="layout" draw:type="curve" svg:x1="14.907cm" svg:y1="11.569cm" svg:x2="13.955cm" svg:y2="19.008cm" draw:start-shape="id19" draw:start-glue-point="8" draw:end-shape="id24" draw:end-glue-point="4">
          <text:p text:style-name="P7">el</text:p>
        </draw:connector>
        <draw:frame draw:style-name="gr17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6" draw:id="id26" draw:layer="layout" svg:width="5.5cm" svg:height="1cm" svg:x="10.551cm" svg:y="1cm">
          <draw:text-box>
            <text:p text:style-name="P1"><text:span text:style-name="T8">Environment</text:span></text:p>
          </draw:text-box>
          <draw:glue-point draw:id="4" svg:x="0.501cm" svg:y="5cm"/>
        </draw:frame>
        <draw:frame draw:style-name="gr11" draw:text-style-name="P6" draw:id="id25" draw:layer="layout" svg:width="5.5cm" svg:height="1cm" svg:x="23.2cm" svg:y="10.785cm">
          <draw:text-box>
            <text:p text:style-name="P1"><text:span text:style-name="T8">Electrostatics</text:span></text:p>
          </draw:text-box>
          <draw:glue-point draw:id="4" svg:x="-5cm" svg:y="-1.99cm"/>
          <draw:glue-point draw:id="5" svg:x="-4.992cm" svg:y="2.66cm"/>
          <draw:glue-point draw:id="6" svg:x="-2.49cm" svg:y="-4.9cm"/>
          <draw:glue-point draw:id="7" svg:x="2.638cm" svg:y="-5cm"/>
        </draw:frame>
        <draw:connector draw:style-name="gr33" draw:text-style-name="P7" draw:layer="layout" draw:type="curve" svg:x1="22.02cm" svg:y1="7.409cm" svg:x2="24.581cm" svg:y2="10.795cm" draw:start-shape="id20" draw:start-glue-point="1" draw:end-shape="id25" draw:end-glue-point="6">
          <text:p text:style-name="P7">es</text:p>
        </draw:connector>
        <draw:connector draw:style-name="gr25" draw:text-style-name="P10" draw:layer="layout" draw:type="curve" svg:x1="20.485cm" svg:y1="6.909cm" svg:x2="20.485cm" svg:y2="6.909cm" draw:start-shape="id20" draw:start-glue-point="0" draw:end-shape="id20" draw:end-glue-point="0">
          <text:p text:style-name="P1"/>
        </draw:connector>
        <draw:connector draw:style-name="gr34" draw:text-style-name="P10" draw:layer="layout" draw:type="curve" svg:x1="15.004cm" svg:y1="10.578cm" svg:x2="13.576cm" svg:y2="2cm" draw:start-shape="id19" draw:start-glue-point="4" draw:end-shape="id26" draw:end-glue-point="4">
          <text:p text:style-name="P1"/>
        </draw:connector>
        <draw:connector draw:style-name="gr35" draw:text-style-name="P10" draw:layer="layout" draw:type="curve" svg:x1="20.607cm" svg:y1="1.5cm" svg:x2="15.962cm" svg:y2="10.574cm" draw:start-shape="id21" draw:start-glue-point="3" draw:end-shape="id19" draw:end-glue-point="0">
          <text:p text:style-name="P1"/>
        </draw:connector>
        <draw:frame draw:style-name="gr36" draw:text-style-name="P13" draw:layer="layout" svg:width="7.592cm" svg:height="1.355cm" svg:x="1cm" svg:y="1cm">
          <draw:text-box>
            <text:p text:style-name="P1"><text:span text:style-name="T13">Internal references</text:span></text:p>
          </draw:text-box>
        </draw:frame>
        <draw:frame draw:style-name="gr13" draw:text-style-name="P6" draw:id="id18" draw:layer="layout" svg:width="4.236cm" svg:height="1cm" svg:x="8.376cm" svg:y="8.222cm">
          <draw:text-box>
            <text:p text:style-name="P1"><text:span text:style-name="T8">ase.Atoms</text:span></text:p>
          </draw:text-box>
        </draw:frame>
        <draw:frame draw:style-name="gr13" draw:text-style-name="P6" draw:id="id27" draw:layer="layout" svg:width="4.299cm" svg:height="1cm" svg:x="5.745cm" svg:y="14.479cm">
          <draw:text-box>
            <text:p text:style-name="P1"><text:span text:style-name="T8">box.Atoms</text:span></text:p>
          </draw:text-box>
        </draw:frame>
        <draw:connector draw:style-name="gr37" draw:text-style-name="P10" draw:layer="layout" draw:type="curve" svg:x1="10.675cm" svg:y1="19.5cm" svg:x2="7.894cm" svg:y2="15.479cm" draw:start-shape="id24" draw:start-glue-point="3" draw:end-shape="id27" draw:end-glue-point="2">
          <text:p text:style-name="P1"/>
        </draw:connector>
        <draw:rect draw:style-name="gr38" draw:text-style-name="P16" draw:id="id28" draw:layer="layout" svg:width="6.248cm" svg:height="6.391cm" svg:x="1cm" svg:y="5.693cm">
          <draw:glue-point draw:id="4" svg:x="-2.359cm" svg:y="0.667cm" draw:escape-direction="right"/>
          <draw:glue-point draw:id="5" svg:x="-2.88cm" svg:y="1.833cm" draw:escape-direction="right"/>
          <draw:glue-point draw:id="6" svg:x="-2.151cm" svg:y="3.1cm" draw:escape-direction="right"/>
          <text:p text:style-name="P14"><text:span text:style-name="T14">from ase import Atoms</text:span></text:p>
          <text:p text:style-name="P14"><text:span text:style-name="T14">from hotbit import Hotbit</text:span></text:p>
          <text:p text:style-name="P14"><text:span text:style-name="T14"/></text:p>
          <text:p text:style-name="P14"><text:span text:style-name="T14">atoms = Atoms('H2',((0,0,0),(1,0,0)))</text:span></text:p>
          <text:p text:style-name="P14"><text:span text:style-name="T14">calc = Hotbit()</text:span></text:p>
          <text:p text:style-name="P14"><text:span text:style-name="T14">atoms.set_calculator(calc)</text:span></text:p>
          <text:p text:style-name="P14"><text:span text:style-name="T14">atoms2 = calc.get_atoms()</text:span></text:p>
          <text:p text:style-name="P14"><text:span text:style-name="T14"/></text:p>
          <text:p text:style-name="P15"><text:span text:style-name="T14">atoms</text:span></text:p>
          <text:p text:style-name="P14"><text:span text:style-name="T14"/></text:p>
          <text:p text:style-name="P14"><text:span text:style-name="T14">calc</text:span></text:p>
          <text:p text:style-name="P14"><text:span text:style-name="T14"/></text:p>
          <text:p text:style-name="P14"><text:span text:style-name="T14">atoms2</text:span></text:p>
        </draw:rect>
        <draw:connector draw:style-name="gr39" draw:text-style-name="P10" draw:layer="layout" draw:type="curve" draw:line-skew="-2.159cm" svg:x1="2.651cm" svg:y1="9.314cm" svg:x2="8.376cm" svg:y2="8.722cm" draw:start-shape="id28" draw:start-glue-point="4" draw:end-shape="id18" draw:end-glue-point="3">
          <text:p text:style-name="P1"/>
        </draw:connector>
        <draw:connector draw:style-name="gr40" draw:text-style-name="P10" draw:layer="layout" draw:type="curve" draw:line-skew="-1.85cm" svg:x1="2.325cm" svg:y1="10.059cm" svg:x2="13.896cm" svg:y2="11.312cm" draw:start-shape="id28" draw:start-glue-point="5" draw:end-shape="id19" draw:end-glue-point="11">
          <text:p text:style-name="P1"/>
        </draw:connector>
        <draw:connector draw:style-name="gr40" draw:text-style-name="P10" draw:layer="layout" draw:type="curve" svg:x1="2.781cm" svg:y1="10.869cm" svg:x2="7.894cm" svg:y2="14.479cm" draw:start-shape="id28" draw:start-glue-point="6" draw:end-shape="id27" draw:end-glue-point="0">
          <text:p text:style-name="P1"/>
        </draw:connector>
        <draw:connector draw:style-name="gr35" draw:text-style-name="P10" draw:layer="layout" draw:type="curve" svg:x1="18.951cm" svg:y1="7.398cm" svg:x2="17.424cm" svg:y2="10.584cm" draw:start-shape="id20" draw:start-glue-point="5" draw:end-shape="id19" draw:end-glue-point="5">
          <text:p text:style-name="P1"/>
        </draw:connector>
        <draw:connector draw:style-name="gr35" draw:text-style-name="P10" draw:layer="layout" draw:type="curve" svg:x1="23.2cm" svg:y1="11.285cm" svg:x2="18.034cm" svg:y2="11.074cm" draw:start-shape="id25" draw:start-glue-point="3" draw:end-shape="id19" draw:end-glue-point="1">
          <text:p text:style-name="P1"/>
        </draw:connector>
        <draw:connector draw:style-name="gr41" draw:text-style-name="P17" draw:layer="layout" draw:type="curve" svg:x1="13.301cm" svg:y1="2cm" svg:x2="14.742cm" svg:y2="10.574cm" draw:start-shape="id26" draw:end-shape="id19" draw:end-glue-point="13">
          <text:p text:style-name="P17"><text:span text:style-name="T15">env</text:span></text:p>
        </draw:connector>
        <draw:connector draw:style-name="gr35" draw:text-style-name="P10" draw:layer="layout" draw:type="curve" draw:line-skew="0.153cm" svg:x1="14.289cm" svg:y1="19cm" svg:x2="15.145cm" svg:y2="11.561cm" draw:start-shape="id24" draw:start-glue-point="5" draw:end-shape="id19" draw:end-glue-point="14">
          <text:p text:style-name="P1"/>
        </draw:connector>
        <draw:connector draw:style-name="gr35" draw:text-style-name="P10" draw:layer="layout" draw:type="curve" draw:line-skew="-0.158cm" svg:x1="19.193cm" svg:y1="19cm" svg:x2="16.236cm" svg:y2="11.574cm" draw:start-shape="id23" draw:start-glue-point="5" draw:end-shape="id19" draw:end-glue-point="9">
          <text:p text:style-name="P1"/>
        </draw:connector>
        <draw:connector draw:style-name="gr35" draw:text-style-name="P10" draw:layer="layout" draw:type="curve" draw:line-skew="-0.076cm" svg:x1="23.872cm" svg:y1="16.386cm" svg:x2="18.022cm" svg:y2="11.476cm" draw:start-shape="id22" draw:start-glue-point="3" draw:end-shape="id19" draw:end-glue-point="15">
          <text:p text:style-name="P1"/>
        </draw:connector>
        <draw:connector draw:style-name="gr37" draw:text-style-name="P10" draw:layer="layout" draw:type="line" svg:x1="2.457cm" svg:y1="3.502cm" svg:x2="6.281cm" svg:y2="3.505cm" draw:start-shape="id29" draw:start-glue-point="4" draw:end-shape="id30" draw:end-glue-point="4">
          <text:p text:style-name="P1"/>
        </draw:connector>
        <draw:rect draw:style-name="gr42" draw:text-style-name="P10" draw:id="id29" draw:layer="layout" svg:width="1.072cm" svg:height="1.006cm" svg:x="1.385cm" svg:y="3.248cm">
          <draw:glue-point draw:id="4" svg:x="5cm" svg:y="-2.485cm"/>
          <draw:glue-point draw:id="5" svg:x="5cm" svg:y="2.534cm"/>
          <text:p text:style-name="P7">A</text:p>
        </draw:rect>
        <draw:rect draw:style-name="gr42" draw:text-style-name="P10" draw:id="id30" draw:layer="layout" svg:width="1.072cm" svg:height="1.006cm" svg:x="6.281cm" svg:y="3.248cm">
          <draw:glue-point draw:id="4" svg:x="-5cm" svg:y="-2.455cm"/>
          <draw:glue-point draw:id="5" svg:x="-5cm" svg:y="2.504cm"/>
          <text:p text:style-name="P7">B</text:p>
        </draw:rect>
        <draw:connector draw:style-name="gr35" draw:text-style-name="P10" draw:layer="layout" draw:type="line" svg:x1="6.281cm" svg:y1="4.002cm" svg:x2="2.457cm" svg:y2="4.005cm" draw:start-shape="id30" draw:start-glue-point="5" draw:end-shape="id29" draw:end-glue-point="5">
          <text:p text:style-name="P1"/>
        </draw:connector>
        <draw:frame draw:style-name="gr18" draw:text-style-name="P12" draw:layer="layout" svg:width="3.584cm" svg:height="0.725cm" svg:x="2.547cm" svg:y="2.815cm">
          <draw:text-box>
            <text:p text:style-name="P18"><text:span text:style-name="T12">strong reference</text:span></text:p>
          </draw:text-box>
        </draw:frame>
        <draw:frame draw:style-name="gr18" draw:text-style-name="P12" draw:layer="layout" svg:width="3.393cm" svg:height="0.725cm" svg:x="2.547cm" svg:y="4.048cm">
          <draw:text-box>
            <text:p text:style-name="P18"><text:span text:style-name="T12">weak reference</text:span></text:p>
          </draw:text-box>
        </draw:frame>
        <draw:frame draw:style-name="gr30" draw:text-style-name="P6" draw:id="id31" draw:layer="layout" svg:width="4.913cm" svg:height="1cm" svg:x="23.787cm" svg:y="4.95cm">
          <draw:text-box>
            <text:p text:style-name="P1"><text:span text:style-name="T8">Occupations</text:span></text:p>
          </draw:text-box>
          <draw:glue-point draw:id="4" svg:x="-2.602cm" svg:y="4.98cm"/>
          <draw:glue-point draw:id="5" svg:x="2.514cm" svg:y="4.76cm"/>
        </draw:frame>
        <draw:connector draw:style-name="gr43" draw:text-style-name="P10" draw:layer="layout" draw:type="curve" svg:x1="21.374cm" svg:y1="6.909cm" svg:x2="23.787cm" svg:y2="5.45cm" draw:start-shape="id20" draw:start-glue-point="6" draw:end-shape="id31">
          <text:p text:style-name="P7">occu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14T17:12:27</dc:date>
    <meta:editing-cycles>87</meta:editing-cycles>
    <meta:editing-duration>PT9H47M52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